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buildAnotherWidgetDefinition( Element widgetElement , WidgetDefinitionBuil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WidgetDefinitionBuilder.setupDefinition( Element widgetElement , AbstractWidgetDefinition definition , WidgetDefinitionBuil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idgetDefinitionBuilder.setDisplayData( Element widgetElement , AbstractWidgetDefinition widg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idgetDefinition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idgetDefinitionBuilder.setValidators( Element widgetElement , AbstractWidgetDefinition widget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WidgetDefinitionBuilder.setCreateListeners( Element widgetElement , AbstractWidgetDefinition widge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Definition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idgetDefinitionBuilder.buildEventListeners( Element widgetElement , String elementName , Class listener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WidgetDefinitionBuilder.setCommonProperties( Element widgetElement , AbstractWidgetDefinition widgetDefinit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